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0ff23b" officeooo:paragraph-rsid="000ff23b" style:font-size-asian="16pt" style:font-size-complex="16pt"/>
    </style:style>
    <style:style style:name="P2" style:family="paragraph" style:parent-style-name="Standard">
      <style:text-properties fo:font-size="16pt" style:text-underline-style="solid" style:text-underline-width="auto" style:text-underline-color="font-color" officeooo:rsid="000ff23b" officeooo:paragraph-rsid="000ff23b" style:font-size-asian="16pt" style:font-size-complex="16pt"/>
    </style:style>
    <style:style style:name="P3" style:family="paragraph" style:parent-style-name="Standard">
      <style:text-properties fo:font-size="12pt" officeooo:rsid="000ff23b" officeooo:paragraph-rsid="000ff23b" style:font-size-asian="10.5pt" style:font-size-complex="12pt"/>
    </style:style>
    <style:style style:name="P4" style:family="paragraph" style:parent-style-name="Standard">
      <style:text-properties fo:font-size="12pt" style:text-underline-style="none" officeooo:rsid="000ff23b" officeooo:paragraph-rsid="000ff23b" style:font-size-asian="10.5pt" style:font-size-complex="12pt"/>
    </style:style>
    <style:style style:name="P5" style:family="paragraph" style:parent-style-name="Standard">
      <style:text-properties style:font-name="sans-serif" fo:font-size="15pt" officeooo:paragraph-rsid="000ff23b"/>
    </style:style>
    <style:style style:name="P6" style:family="paragraph" style:parent-style-name="Standard">
      <style:text-properties style:font-name="Liberation Serif" fo:font-size="12pt" style:text-underline-style="solid" style:text-underline-width="auto" style:text-underline-color="font-color" officeooo:rsid="00101936" officeooo:paragraph-rsid="00101936" style:font-size-asian="10.5pt" style:font-size-complex="12pt"/>
    </style:style>
    <style:style style:name="P7" style:family="paragraph" style:parent-style-name="Standard">
      <style:text-properties style:font-name="Liberation Serif" fo:font-size="12pt" style:text-underline-style="solid" style:text-underline-width="auto" style:text-underline-color="font-color" officeooo:rsid="00111c02" officeooo:paragraph-rsid="00111c02" style:font-size-asian="10.5pt" style:font-size-complex="12pt"/>
    </style:style>
    <style:style style:name="P8" style:family="paragraph" style:parent-style-name="Standard">
      <style:text-properties style:font-name="Liberation Serif" fo:font-size="12pt" style:text-underline-style="solid" style:text-underline-width="auto" style:text-underline-color="font-color" officeooo:rsid="00119a3a" officeooo:paragraph-rsid="00119a3a" style:font-size-asian="10.5pt" style:font-size-complex="12pt"/>
    </style:style>
    <style:style style:name="P9" style:family="paragraph" style:parent-style-name="Standard">
      <style:text-properties style:font-name="Liberation Serif" fo:font-size="12pt" style:text-underline-style="solid" style:text-underline-width="auto" style:text-underline-color="font-color" officeooo:rsid="0011bcc4" officeooo:paragraph-rsid="0011bcc4" style:font-size-asian="10.5pt" style:font-size-complex="12pt"/>
    </style:style>
    <style:style style:name="P10" style:family="paragraph" style:parent-style-name="Standard">
      <style:text-properties style:font-name="Liberation Serif" fo:font-size="12pt" style:text-underline-style="solid" style:text-underline-width="auto" style:text-underline-color="font-color" fo:font-weight="normal" officeooo:rsid="0011bcc4" officeooo:paragraph-rsid="0011bcc4" style:font-size-asian="10.5pt" style:font-weight-asian="normal" style:font-size-complex="12pt" style:font-weight-complex="normal"/>
    </style:style>
    <style:style style:name="P11" style:family="paragraph" style:parent-style-name="Standard">
      <style:text-properties style:font-name="Liberation Serif" fo:font-size="12pt" style:text-underline-style="none" officeooo:rsid="00101936" officeooo:paragraph-rsid="00101936" style:font-size-asian="10.5pt" style:font-size-complex="12pt"/>
    </style:style>
    <style:style style:name="P12" style:family="paragraph" style:parent-style-name="Standard">
      <style:text-properties style:font-name="Liberation Serif" fo:font-size="12pt" style:text-underline-style="none" officeooo:rsid="00111c02" officeooo:paragraph-rsid="00111c02" style:font-size-asian="10.5pt" style:font-size-complex="12pt"/>
    </style:style>
    <style:style style:name="P13" style:family="paragraph" style:parent-style-name="Standard">
      <style:text-properties style:font-name="Liberation Serif" fo:font-size="12pt" style:text-underline-style="none" officeooo:rsid="00119a3a" officeooo:paragraph-rsid="00119a3a" style:font-size-asian="10.5pt" style:font-size-complex="12pt"/>
    </style:style>
    <style:style style:name="P14" style:family="paragraph" style:parent-style-name="Standard">
      <style:text-properties style:font-name="Liberation Serif" fo:font-size="12pt" style:text-underline-style="none" fo:font-weight="normal" officeooo:rsid="0011bcc4" officeooo:paragraph-rsid="0011bcc4" style:font-size-asian="10.5pt" style:font-weight-asian="normal" style:font-size-complex="12pt" style:font-weight-complex="normal"/>
    </style:style>
    <style:style style:name="P15" style:family="paragraph" style:parent-style-name="Standard">
      <style:text-properties style:font-name="Liberation Serif" fo:font-size="12pt" style:text-underline-style="none" fo:font-weight="normal" officeooo:rsid="00119a3a" officeooo:paragraph-rsid="0011bcc4" style:font-size-asian="10.5pt" style:font-weight-asian="normal" style:font-size-complex="12pt" style:font-weight-complex="normal"/>
    </style:style>
    <style:style style:name="P16" style:family="paragraph" style:parent-style-name="Standard">
      <style:text-properties style:font-name="Liberation Serif" fo:font-size="12pt" officeooo:rsid="00101936" officeooo:paragraph-rsid="00101936"/>
    </style:style>
    <style:style style:name="P17" style:family="paragraph" style:parent-style-name="Standard">
      <style:text-properties style:font-name="Liberation Serif" fo:font-size="12pt" officeooo:rsid="00111c02" officeooo:paragraph-rsid="00111c02"/>
    </style:style>
    <style:style style:name="P18" style:family="paragraph" style:parent-style-name="Standard">
      <style:text-properties style:font-name="Liberation Serif" fo:font-size="16pt" style:text-underline-style="solid" style:text-underline-width="auto" style:text-underline-color="font-color" officeooo:rsid="00111c02" officeooo:paragraph-rsid="00111c02" style:font-size-asian="16pt" style:font-size-complex="16pt"/>
    </style:style>
    <style:style style:name="P19" style:family="paragraph" style:parent-style-name="Standard">
      <style:text-properties style:font-name="Liberation Serif" fo:font-size="16pt" style:text-underline-style="solid" style:text-underline-width="auto" style:text-underline-color="font-color" officeooo:rsid="00101936" officeooo:paragraph-rsid="00101936" style:font-size-asian="16pt" style:font-size-complex="16pt"/>
    </style:style>
    <style:style style:name="P20" style:family="paragraph" style:parent-style-name="Standard">
      <style:text-properties fo:font-size="22pt" officeooo:rsid="000ff23b" officeooo:paragraph-rsid="000ff23b" style:font-size-asian="22pt" style:font-size-complex="22pt"/>
    </style:style>
    <style:style style:name="P21" style:family="paragraph" style:parent-style-name="Standard">
      <style:text-properties style:font-name="Liberation Serif" fo:font-size="12pt" style:text-underline-style="none" fo:font-weight="normal" officeooo:rsid="0011bcc4" officeooo:paragraph-rsid="0011bcc4" style:font-size-asian="10.5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126264" officeooo:paragraph-rsid="00126264" style:font-size-asian="10.5pt" style:font-weight-asian="normal" style:font-size-complex="12pt" style:font-weight-complex="normal"/>
    </style:style>
    <style:style style:name="P23" style:family="paragraph" style:parent-style-name="Standard">
      <style:text-properties style:font-name="Liberation Serif" fo:font-size="16pt" style:text-underline-style="solid" style:text-underline-width="auto" style:text-underline-color="font-color" fo:font-weight="normal" officeooo:rsid="00126264" officeooo:paragraph-rsid="00126264" style:font-size-asian="16pt" style:font-weight-asian="normal" style:font-size-complex="16pt" style:font-weight-complex="normal"/>
    </style:style>
    <style:style style:name="P24" style:family="paragraph" style:parent-style-name="Standard">
      <style:text-properties style:font-name="Liberation Serif" fo:font-size="16pt" style:text-underline-style="solid" style:text-underline-width="auto" style:text-underline-color="font-color" fo:font-weight="normal" officeooo:rsid="0011bcc4" officeooo:paragraph-rsid="0011bcc4" style:font-size-asian="16pt" style:font-weight-asian="normal" style:font-size-complex="16pt" style:font-weight-complex="normal"/>
    </style:style>
    <style:style style:name="T1" style:family="text">
      <style:text-properties fo:font-size="22pt" style:font-size-asian="22pt" style:font-size-complex="22pt"/>
    </style:style>
    <style:style style:name="T2" style:family="text">
      <style:text-properties fo:font-size="22pt" style:text-underline-style="solid" style:text-underline-width="auto" style:text-underline-color="font-color" style:font-size-asian="22pt" style:font-size-complex="22pt"/>
    </style:style>
    <style:style style:name="T3" style:family="text">
      <style:text-properties officeooo:rsid="00101936"/>
    </style:style>
    <style:style style:name="T4" style:family="text">
      <style:text-properties style:text-underline-style="none" style:font-size-asian="10.5pt" style:font-size-complex="12pt"/>
    </style:style>
    <style:style style:name="T5" style:family="text">
      <style:text-properties style:text-underline-style="none" officeooo:rsid="00111c02" style:font-size-asian="10.5pt" style:font-size-complex="12pt"/>
    </style:style>
    <style:style style:name="T6" style:family="text">
      <style:text-properties fo:font-size="26pt" style:font-size-asian="26pt" style:font-size-complex="26pt"/>
    </style:style>
    <style:style style:name="T7" style:family="text">
      <style:text-properties officeooo:rsid="00119a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7"/><text:span text:style-name="T1"><text:s text:c="2"/></text:span><text:span text:style-name="T6">FIND A TOUR PROJECT </text:span></text:p>
      <text:p text:style-name="P1"><text:tab/><text:tab/><text:tab/><text:tab/><text:tab/><text:span text:style-name="T2">Vision Document</text:span></text:p>
      <text:p text:style-name="P3"/>
      <text:p text:style-name="P2">1-Introduction:</text:p>
      <text:p text:style-name="P4"/>
      <text:p text:style-name="P4">The purpose of this document is to collect , analyze and define needs and features of Find a Tour <text:span text:style-name="T3">smart</text:span> phone application. It focuses on the capabilities needed by the stakeholders and the target users and why these needs exist.</text:p>
      <text:p text:style-name="P5"/>
      <text:p text:style-name="P19">2-Positioning:</text:p>
      <text:p text:style-name="P6"/>
      <text:p text:style-name="P11">2.1 Business Opportunity :</text:p>
      <text:p text:style-name="P11"/>
      <text:p text:style-name="P11">Tourism is not <text:s/>only a popular global leisure activity but also it is a key industry for countless countries. The World Tourism Organization (UNWTO) remarks that tourism makes 1.4 trillion dollars in exports every year. </text:p>
      <text:p text:style-name="P11"/>
      <text:p text:style-name="P11">Our mobile application focuses on walking tours , which are very popular in historical tourism destinations. Our application will bring together tour guides which provides walking tours in their cities , and tourists which are currently visiting that city. During our Europa visit we attended some of this tours for free (if you want you can tip the guide at <text:s/>end of the tour) , and we talked about their jobs and their incomes. One of them said that for tourists this tour is free , but he has to pay their agency 3euro for each tourist to get them in his group. If we investigate this situation , tourist guide belonged to tourism-company and has to pay them , because there isn't any platform to find customers to his tour very easily. <text:s/>So our idea come from here, the tour guy has to pay their agency to get customer only in chance to get money end of the tour as a tip. But </text:p>
      <text:p text:style-name="P11">after our application release , he can find their customers by himself very easily and he only pay much lower money to our company. Also he can work as freelancer , not has to belong any company in purpose of get a tourist group and <text:s/>he/she can set his tour direction , start-ending time cost etc himself/herself. </text:p>
      <text:p text:style-name="P16"/>
      <text:p text:style-name="P11">In view of tourist it is also a very beneficial application. Because tourist also can read comments which written by previous attenders of the tours, He/she can book tour on-line not has to go the meeting place early or don't have to call any person/company. Also she/he can doesn't want to surf on Internet in purpose of to find the tours which are really he/she interested in. (For example he has a plane ticket on afternoon and with our application he can filter the tours which will be end before afternoon , <text:s/>doesn't have to visit different tour websites to find suitable one).</text:p>
      <text:p text:style-name="P16"/>
      <text:p text:style-name="P12">P.S : you can find the tour guide's company which we talked with him :</text:p>
      <text:p text:style-name="P12">http://www.neweuropetours.eu/</text:p>
      <text:p text:style-name="P16"/>
      <text:p text:style-name="P11">2.2 Problem Statement :</text:p>
      <text:p text:style-name="P16"/>
      <text:p text:style-name="P11">The problem of : get together tourists and tour guides without any companies and effort.</text:p>
      <text:p text:style-name="P16"><text:span text:style-name="T4">Affects : Tour guides and tourists , tour </text:span><text:span text:style-name="T5">companies.</text:span></text:p>
      <text:p text:style-name="P11">The impact of which is : The overpriced tour company percentage and difficulty in finding tours/customers.</text:p>
      <text:p text:style-name="P16"><text:span text:style-name="T4">A </text:span><text:span text:style-name="T5">successful</text:span><text:span text:style-name="T4"> solution would: </text:span><text:span text:style-name="T5">get more freedom and income to tour-guides , and easiness to discover city to tourists.</text:span></text:p>
      <text:p text:style-name="P16"><text:soft-page-break/></text:p>
      <text:p text:style-name="P17"/>
      <text:p text:style-name="P17"/>
      <text:p text:style-name="P17"/>
      <text:p text:style-name="P17"/>
      <text:p text:style-name="P12">2.3 Product Position Statement :</text:p>
      <text:p text:style-name="P17"/>
      <text:p text:style-name="P12">For : Tourist and tourist guides all over the world.</text:p>
      <text:p text:style-name="P12">Who : want to create or join a tour.</text:p>
      <text:p text:style-name="P12">Find A Tour : A smart-phone application.</text:p>
      <text:p text:style-name="P12">That : Meet the tourist guides and tourists fast , cheap , easily.</text:p>
      <text:p text:style-name="P12">Unlike : The current system which is hard to find and use , and expensive.</text:p>
      <text:p text:style-name="P12">Our Product : It will provide freedom and cheapness to guides and easiness to discover the city tourists , with a perfect user interface.</text:p>
      <text:p text:style-name="P17"/>
      <text:p text:style-name="P18">3-Stakeholder and User Descriptions</text:p>
      <text:p text:style-name="P18"/>
      <text:p text:style-name="P7">3.1 Market Demographics :</text:p>
      <text:p text:style-name="P12"/>
      <text:p text:style-name="P12">The number of tourists (which are our potential users) is increasing in every year according to the graphics at Wikipedia and UNWTO. In 2013 with %5 grew according to previous year , the number of tourists are 1.087 Billion. And according to the estimates of experts , (actually you don't have to expert to make this guess) , that number will grow in next years. Target market is very suitable to make a product to this area.</text:p>
      <text:p text:style-name="P12"/>
      <text:p text:style-name="P12">We also searched Google Play market to find and study similar products which is already available. However despite there are billions of applications which focused on the tourism topic, there is not a very similar product which also targets our business area. Generally there are some suggestion applications like what should you eat,see in France,Germany etc , or there are a lot of apps which are provided by governments to boost their tourism income</text:p>
      <text:p text:style-name="P12"/>
      <text:p text:style-name="P12">Some of the tourism-companies has their own apps to serve the tourists , but we wrote before our main aim to create a portal without companies. So they are our competitors but we are not in the same business aim.</text:p>
      <text:p text:style-name="P12"/>
      <text:p text:style-name="P7">3.2 <text:span text:style-name="T7">Stakeholder Summary :</text:span></text:p>
      <text:p text:style-name="P12"/>
      <text:p text:style-name="P13">Software Developer : </text:p>
      <text:p text:style-name="P13">Mission : Develop this software and get ready to use for customers.</text:p>
      <text:p text:style-name="P13">Responsibilities: <text:s/>Coding,Testing.</text:p>
      <text:p text:style-name="P13"/>
      <text:p text:style-name="P13">Software Leader : </text:p>
      <text:p text:style-name="P13">Mission : Develop the software architecture and make it easy to develop for Software Developers , and use unified process software development model in the progress.</text:p>
      <text:p text:style-name="P13">Responsibilities : Coding,Testing,Creating class diagrams,Creating interaction diagrams, Creating test-cases or/and plan for test-driven development , make sure that the work progress going well.</text:p>
      <text:p text:style-name="P13"/>
      <text:p text:style-name="P13"/>
      <text:p text:style-name="P13"/>
      <text:p text:style-name="P13"/>
      <text:p text:style-name="P13"/>
      <text:p text:style-name="P13"/>
      <text:p text:style-name="P8"><text:soft-page-break/>3.3 User Summary :</text:p>
      <text:p text:style-name="P13"/>
      <text:p text:style-name="P13">Name : Admin</text:p>
      <text:p text:style-name="P13">Description: Administrator of the System.</text:p>
      <text:p text:style-name="P13">Responsibilities : <text:s/>Make sure about the Software working correctly and safe, write reports about how to expand and advance the software</text:p>
      <text:p text:style-name="P13">Also if necessary , delete tourists / tour guides</text:p>
      <text:p text:style-name="P13">Add-Delete tour routes , cities sightseeing places etc</text:p>
      <text:p text:style-name="P13"/>
      <text:p text:style-name="P13">Name : Tour Guide</text:p>
      <text:p text:style-name="P13">Description : End user of system</text:p>
      <text:p text:style-name="P13">Responsibilities : Create Her/Him own profile and make it approved with help of one of admins.</text:p>
      <text:p text:style-name="P13">Create Tours to get tourists. If he/she wants also can write some recommendations to places.</text:p>
      <text:p text:style-name="P13"/>
      <text:p text:style-name="P13">Name : Tourist</text:p>
      <text:p text:style-name="P13">Description: End user of system.</text:p>
      <text:p text:style-name="P13">Responsibilities : Create Her/Him own account ,(maybe connect via facebook)</text:p>
      <text:p text:style-name="P13">Enroll into <text:s/>tours</text:p>
      <text:p text:style-name="P13">If she/he wants write a review after tour.</text:p>
      <text:p text:style-name="P13"/>
      <text:p text:style-name="P13"/>
      <text:p text:style-name="P8">3.4 User Environment :</text:p>
      <text:p text:style-name="P13"/>
      <text:p text:style-name="P13">The user community can be anywhere on world. They will use this application via Internet. The program will be offered in English (so they should know English to use that). It will have a user-friendly and easy-to use GUI so even the elder people can use that easily.</text:p>
      <text:p text:style-name="P13"/>
      <text:p text:style-name="P9">3.5 Stakeholder Profiles</text:p>
      <text:p text:style-name="P9"/>
      <text:p text:style-name="P14">1- Administrator</text:p>
      <text:p text:style-name="P14">Description : The highest-ranked user.</text:p>
      <text:p text:style-name="P14">Type: He/She should have knowledge about our software and how it's works.</text:p>
      <text:p text:style-name="P14">Responsibilities: M<text:span text:style-name="T7">ake sure about the </text:span>s<text:span text:style-name="T7">oftware </text:span>is <text:span text:style-name="T7"><text:s/>working correctly and safe, write reports about how to expand and advance the software</text:span></text:p>
      <text:p text:style-name="P14">Success Criteria : About software system working correctly or not.</text:p>
      <text:p text:style-name="P14"/>
      <text:p text:style-name="P14">2-Tour Guide :</text:p>
      <text:p text:style-name="P14">Description : Commercial individual , A person who makes tours and looking for tourists.</text:p>
      <text:p text:style-name="P14">Type: Casual user , if he/she knows how to use this software via GUI, it is enough.</text:p>
      <text:p text:style-name="P14">Responsibilities :<text:span text:style-name="T7">Create Her/Him own profile and make it approved with help of one of admins.</text:span></text:p>
      <text:p text:style-name="P15">Create Tours to get tourists. If he/she wants also can write some recommendations to places.</text:p>
      <text:p text:style-name="P14">Success Criteria : Its about creating enough tours and successfully complete them , getting high user feedback points, continue to use our app <text:s/>and make us enough money</text:p>
      <text:p text:style-name="P14"/>
      <text:p text:style-name="P14">3-Tourist:</text:p>
      <text:p text:style-name="P14">Description : The person who is a tourist and looking for tours to discover city.</text:p>
      <text:p text:style-name="P14">Type: Casual user , if he/she knows English and how to touch the screen with his/her finger it is enough</text:p>
      <text:p text:style-name="P14">Responsibilities : Join tours , write recommendations after tours.</text:p>
      <text:p text:style-name="P14">Success Criteria : <text:s/>Join tours , continue to use our app , make us money</text:p>
      <text:p text:style-name="P14"/>
      <text:p text:style-name="P14"/>
      <text:p text:style-name="P14"><text:soft-page-break/></text:p>
      <text:p text:style-name="P10">3.6 Key Stakeholder or User Needs</text:p>
      <text:p text:style-name="P10"/>
      <text:p text:style-name="P14">1-</text:p>
      <text:p text:style-name="P14">Name : Easy to Use</text:p>
      <text:p text:style-name="P14">Priority : High </text:p>
      <text:p text:style-name="P14">Concerns : If our application if not simple enough to use for people , they won't use our system.</text:p>
      <text:p text:style-name="P14">Current Solution : Design a well and user-friendly GUI</text:p>
      <text:p text:style-name="P14"/>
      <text:p text:style-name="P14">2-</text:p>
      <text:p text:style-name="P14">Name : Scalable </text:p>
      <text:p text:style-name="P14">Priority : Normal</text:p>
      <text:p text:style-name="P14">Concerns : Our application can work very well even a lot of users use it simultaneously.</text:p>
      <text:p text:style-name="P14">Current Solution : None</text:p>
      <text:p text:style-name="P14"/>
      <text:p text:style-name="P23">4.System Requirements :</text:p>
      <text:p text:style-name="P23"/>
      <text:p text:style-name="P22">A smart phone to use to application.</text:p>
      <text:p text:style-name="P22"/>
      <text:p text:style-name="P22">Internet connection to connect server.</text:p>
      <text:p text:style-name="P24"/>
      <text:p text:style-name="P14"/>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p text:style-name="P12"/>
      <text:p text:style-name="P11"/>
      <text:p text:style-name="P11"/>
      <text:p text:style-name="P4"/>
      <text:p text:style-name="P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02:48:30.933133886</meta:creation-date>
    <dc:date>2015-04-03T17:24:51.157423996</dc:date>
    <meta:editing-duration>PT20M54S</meta:editing-duration>
    <meta:editing-cycles>2</meta:editing-cycles>
    <meta:generator>LibreOffice/4.2.7.2$Linux_X86_64 LibreOffice_project/420m0$Build-2</meta:generator>
    <meta:document-statistic meta:table-count="0" meta:image-count="0" meta:object-count="0" meta:page-count="4" meta:paragraph-count="84" meta:word-count="1307" meta:character-count="7643" meta:non-whitespace-character-count="6367"/>
  </office:meta>
</office:document-meta>
</file>